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b970f"/>
    </style:style>
    <style:style style:name="P2" style:family="paragraph" style:parent-style-name="Standard">
      <style:paragraph-properties fo:text-align="start" style:justify-single-word="false"/>
      <style:text-properties fo:font-weight="normal" officeooo:rsid="001b970f" officeooo:paragraph-rsid="001b970f" style:font-weight-asian="normal" style:font-weight-complex="normal"/>
    </style:style>
    <style:style style:name="P3" style:family="paragraph" style:parent-style-name="Standard">
      <style:paragraph-properties fo:text-align="start" style:justify-single-word="false"/>
      <style:text-properties fo:font-weight="normal" officeooo:rsid="001d6767" officeooo:paragraph-rsid="001d6767" style:font-weight-asian="normal" style:font-weight-complex="normal"/>
    </style:style>
    <style:style style:name="P4" style:family="paragraph" style:parent-style-name="Standard">
      <style:paragraph-properties fo:text-align="start" style:justify-single-word="false"/>
      <style:text-properties fo:font-weight="normal" officeooo:rsid="002374a5" officeooo:paragraph-rsid="002374a5" style:font-weight-asian="normal" style:font-weight-complex="normal"/>
    </style:style>
    <style:style style:name="P5" style:family="paragraph" style:parent-style-name="Standard">
      <style:paragraph-properties fo:text-align="start" style:justify-single-word="false"/>
      <style:text-properties fo:font-weight="normal" officeooo:rsid="00239526" officeooo:paragraph-rsid="00239526" style:font-weight-asian="normal" style:font-weight-complex="normal"/>
    </style:style>
    <style:style style:name="P6" style:family="paragraph" style:parent-style-name="Standard">
      <style:paragraph-properties fo:text-align="start" style:justify-single-word="false"/>
      <style:text-properties fo:font-weight="normal" officeooo:rsid="002559d2" officeooo:paragraph-rsid="002559d2" style:font-weight-asian="normal" style:font-weight-complex="normal"/>
    </style:style>
    <style:style style:name="P7" style:family="paragraph" style:parent-style-name="Standard">
      <style:paragraph-properties fo:text-align="start" style:justify-single-word="false"/>
      <style:text-properties fo:font-weight="bold" officeooo:rsid="001b2b77" officeooo:paragraph-rsid="001b970f" style:font-weight-asian="bold" style:font-weight-complex="bold"/>
    </style:style>
    <style:style style:name="P8" style:family="paragraph" style:parent-style-name="Standard">
      <style:paragraph-properties fo:text-align="center" style:justify-single-word="false"/>
      <style:text-properties fo:font-weight="bold" officeooo:rsid="001b2b77" officeooo:paragraph-rsid="001b2b77" style:font-weight-asian="bold" style:font-weight-complex="bold"/>
    </style:style>
    <style:style style:name="P9" style:family="paragraph" style:parent-style-name="Standard">
      <style:paragraph-properties fo:text-align="start" style:justify-single-word="false"/>
      <style:text-properties fo:font-weight="bold" officeooo:rsid="002374a5" officeooo:paragraph-rsid="002374a5" style:font-weight-asian="bold" style:font-weight-complex="bold"/>
    </style:style>
    <style:style style:name="P10" style:family="paragraph" style:parent-style-name="Standard">
      <style:paragraph-properties fo:text-align="start" style:justify-single-word="false"/>
      <style:text-properties fo:font-weight="bold" officeooo:rsid="002374a5" officeooo:paragraph-rsid="001d6767" style:font-weight-asian="bold" style:font-weight-complex="bold"/>
    </style:style>
    <style:style style:name="P11" style:family="paragraph" style:parent-style-name="Standard">
      <style:paragraph-properties fo:text-align="start" style:justify-single-word="false"/>
      <style:text-properties fo:font-weight="bold" officeooo:rsid="002559d2" officeooo:paragraph-rsid="002559d2" style:font-weight-asian="bold" style:font-weight-complex="bold"/>
    </style:style>
    <style:style style:name="P12" style:family="paragraph" style:parent-style-name="Standard">
      <style:paragraph-properties fo:text-align="center" style:justify-single-word="false"/>
      <style:text-properties officeooo:rsid="001b2b77" officeooo:paragraph-rsid="001b2b77"/>
    </style:style>
    <style:style style:name="P13" style:family="paragraph" style:parent-style-name="Standard">
      <style:paragraph-properties fo:text-align="center" style:justify-single-word="false"/>
      <style:text-properties officeooo:rsid="002374a5" officeooo:paragraph-rsid="002374a5"/>
    </style:style>
    <style:style style:name="T1" style:family="text">
      <style:text-properties fo:font-weight="normal" style:font-weight-asian="normal" style:font-weight-complex="normal"/>
    </style:style>
    <style:style style:name="T2" style:family="text">
      <style:text-properties fo:font-weight="normal" officeooo:rsid="001b970f" style:font-weight-asian="normal" style:font-weight-complex="normal"/>
    </style:style>
    <style:style style:name="T3" style:family="text">
      <style:text-properties fo:font-weight="normal" officeooo:rsid="001b2b77" style:font-weight-asian="normal" style:font-weight-complex="normal"/>
    </style:style>
    <style:style style:name="T4" style:family="text">
      <style:text-properties fo:font-weight="normal" officeooo:rsid="002374a5" style:font-weight-asian="normal" style:font-weight-complex="normal"/>
    </style:style>
    <style:style style:name="T5" style:family="text">
      <style:text-properties officeooo:rsid="002374a5"/>
    </style:style>
    <style:style style:name="T6" style:family="text">
      <style:text-properties officeooo:rsid="00239526"/>
    </style:style>
    <style:style style:name="T7" style:family="text">
      <style:text-properties officeooo:rsid="002559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ALTÓRIO EP0 – MAC0323</text:p>
      <text:p text:style-name="P13">Daniel Angelo Esteves Lawand - 10297693</text:p>
      <text:p text:style-name="P8"/>
      <text:p text:style-name="P9">1) Arquivos:</text:p>
      <text:p text:style-name="P9"><text:span text:style-name="T1">- categoria.h : contém um vetor de aeroportos brasileiros e internacionais e contém um vetor das companhias aéreas que atendem ao aeroporto de Guarulhos.</text:span></text:p>
      <text:p text:style-name="P4">- aviao.h e aviao.cpp : arquivos para a criação de objetos da classe Aviao.</text:p>
      <text:p text:style-name="P4">- celula.h e celula.cpp : arquivos para a criação de objetos da classe Celula, que é basicamente a posição na fila que contém determinado Aviao.</text:p>
      <text:p text:style-name="P4">- fila.h e fila.cpp : arquivos para a criação de objetos da classe Fila, que é uma lista ligada de Celulas.</text:p>
      <text:p text:style-name="P4">- contador.h &amp; contador.cpp :<text:tab/> <text:span text:style-name="T6">arquivos para a criação de objetos da classe Contador, que basicamente realiza as contagens pedidas no enunciado do ep.</text:span></text:p>
      <text:p text:style-name="P4">- <text:span text:style-name="T6">ep0.cpp : arquivo que realiza o funcionamento do ep como um todo.</text:span></text:p>
      <text:p text:style-name="P9"/>
      <text:p text:style-name="P7"><text:span text:style-name="T5">2</text:span>) Aviões / passo de tempo</text:p>
      <text:p text:style-name="P1"><text:span text:style-name="T3">Analisei </text:span><text:span text:style-name="T2">o Relatório Operacional de 2019 do Aeroporto de Guarulhos (</text:span><text:a xlink:type="simple" xlink:href="https://www.gru.com.br/pt/RelatorioOperacional/2019-12.pdf" text:style-name="Internet_20_link" text:visited-style-name="Visited_20_Internet_20_Link"><text:span text:style-name="T2">https://www.gru.com.br/pt/RelatorioOperacional/2019-12.pdf</text:span></text:a><text:span text:style-name="T2">) e observei que o mês com maior movimento de aeronaves foi dezembro, com 26.987 aeronaves se mobilizando no mês. Isso implica uma média de quase 900 aeronaves decolando ou pousando por dia no aeroporto de Guarulhos. </text:span></text:p>
      <text:p text:style-name="P2">Contudo, considerei 1000 aeronaves por dia. Logo, uma média aproximada de 41 aviões / hora .</text:p>
      <text:p text:style-name="P2">Além disso, considerei que cada passo de tempo de simulação fosse equivalente a 6 minutos na vida real. Sendo assim, defini a proporção de 4 aviões / passo de simulação.</text:p>
      <text:p text:style-name="P10"/>
      <text:p text:style-name="P3"/>
      <text:p text:style-name="P9">3) Testes do EP0</text:p>
      <text:p text:style-name="P5">- void escolhendoPista(Fila *p1, Fila *p2, Fila *p3, Aviao *a)</text:p>
      <text:p text:style-name="P5"><text:tab/>Essa função determina em qual fila o avião que acabou de se comunicar com a torre de <text:tab/>comando deverá operar.</text:p>
      <text:p text:style-name="P5"><text:tab/>Caso seja solicitado o pouso, analisa-se a quantidade restante de combustível e vê se é <text:tab/>possível esperar em determinada fila, caso afirmativo, ele é inserido na pista, caso contrário, <text:tab/>ele é testado para outras filas, e se não for compatível com nenhuma, ele é desviado para <text:tab/>outro aeroporto <text:s/>(Exemplo: <text:span text:style-name="T5">- Avião AAL 3609 MIA/GRU foi desviado para Viracopos</text:span>).</text:p>
      <text:p text:style-name="P5"><text:tab/>Caso seja solicitado decolagem, o aviao busca simplesmente a pista com menor tempo de <text:tab/>espera.</text:p>
      <text:p text:style-name="P5"/>
      <text:p text:style-name="P4">- <text:span text:style-name="T6">void poeNaFila(Fila *p, Aviao *a)</text:span></text:p>
      <text:p text:style-name="P4"><text:tab/><text:span text:style-name="T6">Insere o avião na pista, se for vôo de emergência coloca no topo da fila, caso contrário, põe no <text:tab/>final.</text:span></text:p>
      <text:p text:style-name="P4"/>
      <text:p text:style-name="P4">- void verificandoCombustivel(Fila *p, int passoAtual)</text:p>
      <text:p text:style-name="P4"><text:tab/><text:span text:style-name="T7">Essa função verifica os casos críticos e emergenciais da condição de um aviao, seja por estar <text:tab/>com pouco combustível (pouso )ou por estar esperando demais na pista (decolagem).</text:span></text:p>
      <text:p text:style-name="P4"><text:tab/><text:span text:style-name="T7">Caso o avião de pouso não tenha mais combustível para esperar, desviamos ele para outro <text:tab/>aeroporto. Caso ainda tenha, porém com pouco combustível, movemos ele para o topo da pista.</text:span></text:p>
      <text:p text:style-name="P6"><text:tab/>Idem para o caso de decolagem, porém, em relação à espera na pista.</text:p>
      <text:p text:style-name="P4"/>
      <text:p text:style-name="P4">- void printaInformacoes (Aviao *a) <text:span text:style-name="T7">e </text:span>void printaContato (Aviao *a)</text:p>
      <text:p text:style-name="P4"><text:tab/><text:span text:style-name="T7">Funções que imprimem as informações do aviao</text:span></text:p>
      <text:p text:style-name="P4"/>
      <text:p text:style-name="P4"><text:soft-page-break/>- void printaPista(Fila *p, int i, Contador *count)</text:p>
      <text:p text:style-name="P4"><text:tab/><text:span text:style-name="T7">Função que imprime as informações dos aviões que estão na fila de espera de cada pista, além <text:tab/>de contar as itens pedidos no enunciado.</text:span></text:p>
      <text:p text:style-name="P4"/>
      <text:p text:style-name="P11">Exemplo de execução com<text:span text:style-name="T4"> “srand(7)”:</text:span></text:p>
      <text:p text:style-name="P4"/>
      <text:p text:style-name="P4">$ ./ep0</text:p>
      <text:p text:style-name="P4">Aeroporto Internacional GRU</text:p>
      <text:p text:style-name="P4">________________________________</text:p>
      <text:p text:style-name="P4"/>
      <text:p text:style-name="P4">Digite o tempo de simulação:5</text:p>
      <text:p text:style-name="P4"/>
      <text:p text:style-name="P4"/>
      <text:p text:style-name="P4"/>
      <text:p text:style-name="P4">Instante: 0</text:p>
      <text:p text:style-name="P4">1 aviões enviam sinais</text:p>
      <text:p text:style-name="P4">GLO 5429 GRU/BCN - Decolagem - Tempo de Voo: 25 unidades</text:p>
      <text:p text:style-name="P4"/>
      <text:p text:style-name="P4">Saída:</text:p>
      <text:p text:style-name="P4">- Avião GLO 5429 GRU/BCN decola na pista 3</text:p>
      <text:p text:style-name="P4">Tempo médio de espera para pouso: 0/0 == 0</text:p>
      <text:p text:style-name="P4">Tempo médio de espera para decolagem: 0/0 == 0</text:p>
      <text:p text:style-name="P4">Quantidade média de combustı́vel disponı́vel dos aviões esperando para pousar: 0/0 == 0</text:p>
      <text:p text:style-name="P4">Quantidade média de combustı́vel disponı́vel dos aviões que pousaram: 0/0 == 0</text:p>
      <text:p text:style-name="P4">Quantidade de aviões pousando/decolando em condições de emergência no momento: 0</text:p>
      <text:p text:style-name="P4"/>
      <text:p text:style-name="P4">Instante: 1</text:p>
      <text:p text:style-name="P4">1 aviões enviam sinais</text:p>
      <text:p text:style-name="P4">LAN 1155 OPO/GRU - Pouso - 21 unidade de Combustível</text:p>
      <text:p text:style-name="P4"/>
      <text:p text:style-name="P4">Saída:</text:p>
      <text:p text:style-name="P4">- Avião LAN 1155 OPO/GRU pousa na pista 2</text:p>
      <text:p text:style-name="P4">Tempo médio de espera para pouso: 0/0 == 0</text:p>
      <text:p text:style-name="P4">Tempo médio de espera para decolagem: 0/0 == 0</text:p>
      <text:p text:style-name="P4">Quantidade média de combustı́vel disponı́vel dos aviões esperando para pousar: 0/0 == 0</text:p>
      <text:p text:style-name="P4">Quantidade média de combustı́vel disponı́vel dos aviões que pousaram: 20/1 == 20</text:p>
      <text:p text:style-name="P4">Quantidade de aviões pousando/decolando em condições de emergência no momento: 0</text:p>
      <text:p text:style-name="P4"/>
      <text:p text:style-name="P4">Instante: 2</text:p>
      <text:p text:style-name="P4">0 aviões enviam sinais</text:p>
      <text:p text:style-name="P4"/>
      <text:p text:style-name="P4">Saída:</text:p>
      <text:p text:style-name="P4">Tempo médio de espera para pouso: 0/0 == 0</text:p>
      <text:p text:style-name="P4">Tempo médio de espera para decolagem: 0/0 == 0</text:p>
      <text:p text:style-name="P4">Quantidade média de combustı́vel disponı́vel dos aviões esperando para pousar: 0/0 == 0</text:p>
      <text:p text:style-name="P4">Quantidade média de combustı́vel disponı́vel dos aviões que pousaram: 20/1 == 20</text:p>
      <text:p text:style-name="P4">Quantidade de aviões pousando/decolando em condições de emergência no momento: 0</text:p>
      <text:p text:style-name="P4"/>
      <text:p text:style-name="P4">Instante: 3</text:p>
      <text:p text:style-name="P4"><text:soft-page-break/>2 aviões enviam sinais</text:p>
      <text:p text:style-name="P4">ARG 3715 GRU/SVQ - Decolagem - Tempo de Voo: 4 unidades</text:p>
      <text:p text:style-name="P4">DAL 8169 GRU/YYZ - Decolagem - Tempo de Voo: 61 unidades</text:p>
      <text:p text:style-name="P4"/>
      <text:p text:style-name="P4">Saída:</text:p>
      <text:p text:style-name="P4">- Avião DAL 8169 GRU/YYZ decola na pista 1</text:p>
      <text:p text:style-name="P4">- Avião ARG 3715 GRU/SVQ está aguardando liberação para decolagem</text:p>
      <text:p text:style-name="P4">Tempo médio de espera para pouso: 0/0 == 0</text:p>
      <text:p text:style-name="P4">Tempo médio de espera para decolagem: 0/1 == 0</text:p>
      <text:p text:style-name="P4">Quantidade média de combustı́vel disponı́vel dos aviões esperando para pousar: 0/0 == 0</text:p>
      <text:p text:style-name="P4">Quantidade média de combustı́vel disponı́vel dos aviões que pousaram: 20/1 == 20</text:p>
      <text:p text:style-name="P4">Quantidade de aviões pousando/decolando em condições de emergência no momento: 0</text:p>
      <text:p text:style-name="P4"/>
      <text:p text:style-name="P4">Instante: 4</text:p>
      <text:p text:style-name="P4">2 aviões enviam sinais</text:p>
      <text:p text:style-name="P4">KLM 2538 GRU/GDL - Decolagem de Emergência - Tempo de Voo: 12 unidades</text:p>
      <text:p text:style-name="P4">IBE 9863 FRA/GRU - Pouso - 8 unidade de Combustível</text:p>
      <text:p text:style-name="P4"/>
      <text:p text:style-name="P4">Saída:</text:p>
      <text:p text:style-name="P4">- Avião IBE 9863 FRA/GRU pousa na pista 2</text:p>
      <text:p text:style-name="P4">- Avião KLM 2538 GRU/GDL decola na pista 3 (Emergência)</text:p>
      <text:p text:style-name="P4">- Avião ARG 3715 GRU/SVQ está aguardando liberação para decolagem</text:p>
      <text:p text:style-name="P4">Tempo médio de espera para pouso: 0/0 == 0</text:p>
      <text:p text:style-name="P4">Tempo médio de espera para decolagem: 1/1 == 1</text:p>
      <text:p text:style-name="P4">Quantidade média de combustı́vel disponı́vel dos aviões esperando para pousar: 0/0 == 0</text:p>
      <text:p text:style-name="P4">Quantidade média de combustı́vel disponı́vel dos aviões que pousaram: 27/2 == 13.5</text:p>
      <text:p text:style-name="P4">Quantidade de aviões pousando/decolando em condições de emergência no momento: 1</text:p>
      <text:p text:style-name="P4"/>
      <text:p text:style-name="P4">6 Aviões comunicaram a torre de com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7:01:18.750493562</meta:creation-date>
    <dc:date>2020-04-20T16:33:10.366882600</dc:date>
    <meta:editing-duration>PT9M17S</meta:editing-duration>
    <meta:editing-cycles>2</meta:editing-cycles>
    <meta:generator>LibreOffice/6.2.7.1$Linux_X86_64 LibreOffice_project/20$Build-1</meta:generator>
    <meta:document-statistic meta:table-count="0" meta:image-count="0" meta:object-count="0" meta:page-count="3" meta:paragraph-count="87" meta:word-count="950" meta:character-count="5669" meta:non-whitespace-character-count="4784"/>
  </office:meta>
</office:document-meta>
</file>